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T1" style:family="text">
      <style:text-properties style:use-window-font-color="true" fo:font-size="12pt" fo:font-weight="normal" style:text-underline-style="none" style:text-underline-color="font-color" fo:font-style="normal" style:letter-kerning="true" fo:language="en" fo:country="US" style:language-asian="hi" style:country-asian="IN" style:font-name-asian="Lohit Devanagari" style:font-size-asian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/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table:number-columns-repeated="99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edators modify the evolutionary</text:p>
            <text:p>response of prey to temperature change</text:p>
          </table:table-cell>
          <table:table-cell table:style-name="ce3" office:value-type="string" calcext:value-type="string">
            <text:p><text:span text:style-name="T1">(Tseng and O’Connor, 2015)</text:span></text:p>
          </table:table-cell>
          <table:table-cell office:value-type="string" calcext:value-type="string">
            <text:p>per capita growth rate, r</text:p>
          </table:table-cell>
          <table:table-cell table:number-columns-repeated="1020"/>
        </table:table-row>
        <table:table-row table:style-name="ro3">
          <table:table-cell table:number-columns-repeated="5"/>
          <table:table-cell office:value-type="string" calcext:value-type="string">
            <text:p>from graph</text:p>
          </table:table-cell>
          <table:table-cell office:value-type="float" office:value="0.256382875234355" calcext:value-type="float">
            <text:p>0.256382875234355</text:p>
          </table:table-cell>
          <table:table-cell office:value-type="float" office:value="0.0428362340372848" calcext:value-type="float">
            <text:p>0.042836234037285</text:p>
          </table:table-cell>
          <table:table-cell table:number-columns-repeated="10"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8 Predator</text:p>
          </table:table-cell>
          <table:table-cell table:number-columns-repeated="1003"/>
        </table:table-row>
        <table:table-row table:style-name="ro3">
          <table:table-cell table:number-columns-repeated="6"/>
          <table:table-cell office:value-type="float" office:value="0.503727581449644" calcext:value-type="float">
            <text:p>0.503727581449644</text:p>
          </table:table-cell>
          <table:table-cell office:value-type="float" office:value="0.14647228412749" calcext:value-type="float">
            <text:p>0.1464722841274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 Predator</text:p>
          </table:table-cell>
          <table:table-cell table:number-columns-repeated="1003"/>
        </table:table-row>
        <table:table-row table:style-name="ro3">
          <table:table-cell table:number-columns-repeated="6"/>
          <table:table-cell office:value-type="float" office:value="0.444309579397927" calcext:value-type="float">
            <text:p>0.444309579397927</text:p>
          </table:table-cell>
          <table:table-cell office:value-type="float" office:value="0.085672468074569" calcext:value-type="float">
            <text:p>0.085672468074569</text:p>
          </table:table-cell>
          <table:table-cell table:number-columns-repeated="10"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8Without predator</text:p>
          </table:table-cell>
          <table:table-cell table:number-columns-repeated="21"/>
          <table:table-cell table:style-name="ce1" table:number-columns-repeated="982"/>
        </table:table-row>
        <table:table-row table:style-name="ro3">
          <table:table-cell table:number-columns-repeated="6"/>
          <table:table-cell office:value-type="float" office:value="0.419436927376278" calcext:value-type="float">
            <text:p>0.419436927376278</text:p>
          </table:table-cell>
          <table:table-cell office:value-type="float" office:value="0.110545120096218" calcext:value-type="float">
            <text:p>0.110545120096218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Without predator</text:p>
          </table:table-cell>
          <table:table-cell table:number-columns-repeated="1003"/>
        </table:table-row>
        <table:table-row table:style-name="ro3">
          <table:table-cell table:number-columns-repeated="6"/>
          <table:table-cell office:value-type="float" office:value="0.351728041317344" calcext:value-type="float">
            <text:p>0.351728041317344</text:p>
          </table:table-cell>
          <table:table-cell office:value-type="float" office:value="0.0400726060348793" calcext:value-type="float">
            <text:p>0.04007260603487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 Predator</text:p>
          </table:table-cell>
          <table:table-cell table:number-columns-repeated="1003"/>
        </table:table-row>
        <table:table-row table:style-name="ro3">
          <table:table-cell table:number-columns-repeated="6"/>
          <table:table-cell office:value-type="float" office:value="0.802199405709434" calcext:value-type="float">
            <text:p>0.802199405709434</text:p>
          </table:table-cell>
          <table:table-cell office:value-type="float" office:value="0.0373089780324737" calcext:value-type="float">
            <text:p>0.037308978032474</text:p>
          </table:table-cell>
          <table:table-cell table:number-columns-repeated="10"/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21 Predator</text:p>
          </table:table-cell>
          <table:table-cell table:number-columns-repeated="1003"/>
        </table:table-row>
        <table:table-row table:style-name="ro3">
          <table:table-cell table:number-columns-repeated="6"/>
          <table:table-cell office:value-type="float" office:value="0.379364321341398" calcext:value-type="float">
            <text:p>0.379364321341398</text:p>
          </table:table-cell>
          <table:table-cell office:value-type="float" office:value="0.0442180480384875" calcext:value-type="float">
            <text:p>0.044218048038488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Without predator</text:p>
          </table:table-cell>
          <table:table-cell table:number-columns-repeated="1003"/>
        </table:table-row>
        <table:table-row table:style-name="ro3">
          <table:table-cell table:number-columns-repeated="6"/>
          <table:table-cell office:value-type="float" office:value="0.281255527256005" calcext:value-type="float">
            <text:p>0.281255527256005</text:p>
          </table:table-cell>
          <table:table-cell office:value-type="float" office:value="0.0303999080264601" calcext:value-type="float">
            <text:p>0.03039990802646</text:p>
          </table:table-cell>
          <table:table-cell table:number-columns-repeated="10"/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21Without predator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0:07:41.752008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48:04.461558386</meta:creation-date>
    <dc:date>2021-04-30T07:50:52.959570403</dc:date>
    <meta:editing-duration>PT11H43M49S</meta:editing-duration>
    <meta:editing-cycles>2</meta:editing-cycles>
    <meta:generator>LibreOffice/6.0.7.3$Linux_X86_64 LibreOffice_project/00m0$Build-3</meta:generator>
    <meta:document-statistic meta:table-count="1" meta:cell-count="68" meta:object-count="0"/>
  </office:meta>
</office:document-meta>
</file>